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rrecion Espuri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$V_x$ (mV)</text:p>
          </table:table-cell>
          <table:table-cell office:value-type="string" calcext:value-type="string">
            <text:p>$j_x$ (mA)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5"/>
          <table:table-cell table:style-name="ce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</table:table>
      <table:table table:name="Medida 1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  <table:table-cell office:value-type="string" calcext:value-type="string">
            <text:p>$B_z$ (mT)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</table:table>
      <table:table table:name="Medida 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  <table:table-cell office:value-type="string" calcext:value-type="string">
            <text:p>$B_z$ (mT)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</table:table>
      <table:table table:name="Medida 3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  <table:table-cell office:value-type="string" calcext:value-type="string">
            <text:p>$B_z$ (mT)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</table:table>
      <table:table table:name="Medida 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  <table:table-cell office:value-type="string" calcext:value-type="string">
            <text:p>$B_z$ (mT)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2:03:34.918305697</meta:creation-date>
    <dc:date>2025-02-12T22:55:19.138039320</dc:date>
    <meta:editing-duration>PT7M47S</meta:editing-duration>
    <meta:editing-cycles>7</meta:editing-cycles>
    <meta:generator>LibreOffice/7.3.7.2$Linux_X86_64 LibreOffice_project/30$Build-2</meta:generator>
    <meta:document-statistic meta:table-count="5" meta:cell-count="154" meta:object-count="0"/>
  </office:meta>
</office:document-meta>
</file>